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2e0ae"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draw:fill="solid" draw:fill-color="#adc5e7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fill="solid" draw:fill-color="#f7a19a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fill="solid" draw:fill-color="#dfcce4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fill="solid" draw:fill-color="#ffe5ca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fill="solid" draw:fill-color="#fcd4d1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draw:fill="none" fo:min-height="0.39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83cm"/>
    </style:style>
    <style:style style:name="P1" style:family="paragraph">
      <loext:graphic-properties draw:fill="solid" draw:fill-color="#c2e0ae"/>
      <style:paragraph-properties fo:text-align="center"/>
    </style:style>
    <style:style style:name="P2" style:family="paragraph">
      <loext:graphic-properties draw:fill="solid" draw:fill-color="#adc5e7"/>
      <style:paragraph-properties fo:text-align="center"/>
    </style:style>
    <style:style style:name="P3" style:family="paragraph">
      <loext:graphic-properties draw:fill="solid" draw:fill-color="#f7a19a"/>
      <style:paragraph-properties fo:text-align="center"/>
    </style:style>
    <style:style style:name="P4" style:family="paragraph">
      <loext:graphic-properties draw:fill="solid" draw:fill-color="#dfcce4"/>
      <style:paragraph-properties fo:text-align="center"/>
    </style:style>
    <style:style style:name="P5" style:family="paragraph">
      <loext:graphic-properties draw:fill="solid" draw:fill-color="#ffe5ca"/>
      <style:paragraph-properties fo:text-align="center"/>
    </style:style>
    <style:style style:name="P6" style:family="paragraph">
      <loext:graphic-properties draw:fill="solid" draw:fill-color="#fcd4d1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text-properties fo:font-size="10pt" fo:font-style="italic" style:font-size-asian="18pt" style:font-style-asian="italic" style:font-size-complex="18pt" style:font-style-complex="italic"/>
    </style:style>
    <style:style style:name="P12" style:family="paragraph">
      <loext:graphic-properties draw:fill="none" draw:fill-color="#ffffff"/>
      <style:text-properties fo:font-size="10pt" fo:font-style="italic" style:font-size-asian="18pt" style:font-style-asian="italic" style:font-size-complex="18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3" draw:id="id3" draw:layer="layout" svg:width="2cm" svg:height="2cm" svg:x="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cm" svg:height="2cm" svg:x="7.7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2cm" svg:height="2cm" svg:x="7.6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2cm" svg:height="2cm" svg:x="2.9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9" draw:id="id9" draw:layer="layout" svg:width="2cm" svg:height="2cm" svg:x="12.4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0" draw:id="id10" draw:layer="layout" svg:width="2cm" svg:height="2cm" svg:x="12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" draw:id="id1" draw:layer="layout" svg:width="1.903cm" svg:height="0.646cm" svg:x="5.4cm" svg:y="4.6cm">
          <draw:text-box>
            <text:p><text:span text:style-name="T1">miR4728</text:span></text:p>
          </draw:text-box>
        </draw:frame>
        <draw:frame draw:style-name="gr7" draw:text-style-name="P7" xml:id="id6" draw:id="id6" draw:layer="layout" svg:width="1.903cm" svg:height="0.646cm" svg:x="5.4cm" svg:y="5.554cm">
          <draw:text-box>
            <text:p><text:span text:style-name="T1">miR6785</text:span></text:p>
          </draw:text-box>
        </draw:frame>
        <draw:frame draw:style-name="gr7" draw:text-style-name="P7" xml:id="id7" draw:id="id7" draw:layer="layout" svg:width="1.709cm" svg:height="0.646cm" svg:x="5.491cm" svg:y="6.554cm">
          <draw:text-box>
            <text:p><text:span text:style-name="T1">miR149</text:span></text:p>
          </draw:text-box>
        </draw:frame>
        <draw:connector draw:style-name="gr8" draw:text-style-name="P8" draw:layer="layout" draw:type="line" svg:x1="5.4cm" svg:y1="4.923cm" svg:x2="4.607cm" svg:y2="4.207cm" draw:start-shape="id1" draw:start-glue-point="3" draw:end-shape="id2" draw:end-glue-point="9" svg:d="M5400 4923l-793-716" svg:viewBox="0 0 794 717">
          <text:p/>
        </draw:connector>
        <draw:connector draw:style-name="gr8" draw:text-style-name="P8" draw:layer="layout" draw:type="line" svg:x1="5.4cm" svg:y1="4.923cm" svg:x2="4cm" svg:y2="7.5cm" draw:start-shape="id1" draw:start-glue-point="3" draw:end-shape="id3" svg:d="M5400 4923l-1400 2577" svg:viewBox="0 0 1401 2578">
          <text:p/>
        </draw:connector>
        <draw:connector draw:style-name="gr8" draw:text-style-name="P8" draw:layer="layout" draw:type="line" svg:x1="7.303cm" svg:y1="4.923cm" svg:x2="7.893cm" svg:y2="4.207cm" draw:start-shape="id1" draw:start-glue-point="1" draw:end-shape="id4" draw:end-glue-point="7" svg:d="M7303 4923l590-716" svg:viewBox="0 0 591 717">
          <text:p/>
        </draw:connector>
        <draw:connector draw:style-name="gr8" draw:text-style-name="P8" draw:layer="layout" draw:type="line" svg:x1="7.303cm" svg:y1="4.923cm" svg:x2="8.7cm" svg:y2="7.4cm" draw:start-shape="id1" draw:end-shape="id5" svg:d="M7303 4923l1397 2477" svg:viewBox="0 0 1398 2478">
          <text:p/>
        </draw:connector>
        <draw:connector draw:style-name="gr8" draw:text-style-name="P8" draw:layer="layout" draw:type="line" svg:x1="5.4cm" svg:y1="5.877cm" svg:x2="4.607cm" svg:y2="4.207cm" draw:start-shape="id6" draw:start-glue-point="3" draw:end-shape="id2" draw:end-glue-point="9" svg:d="M5400 5877l-793-1670" svg:viewBox="0 0 794 1671">
          <text:p/>
        </draw:connector>
        <draw:connector draw:style-name="gr8" draw:text-style-name="P8" draw:layer="layout" draw:type="line" svg:x1="5.4cm" svg:y1="5.877cm" svg:x2="4cm" svg:y2="7.5cm" draw:start-shape="id6" draw:start-glue-point="3" draw:end-shape="id3" svg:d="M5400 5877l-1400 1623" svg:viewBox="0 0 1401 1624">
          <text:p/>
        </draw:connector>
        <draw:connector draw:style-name="gr8" draw:text-style-name="P8" draw:layer="layout" draw:type="line" svg:x1="7.303cm" svg:y1="5.877cm" svg:x2="7.893cm" svg:y2="4.207cm" draw:start-shape="id6" draw:start-glue-point="1" draw:end-shape="id4" draw:end-glue-point="7" svg:d="M7303 5877l590-1670" svg:viewBox="0 0 591 1671">
          <text:p/>
        </draw:connector>
        <draw:connector draw:style-name="gr8" draw:text-style-name="P8" draw:layer="layout" draw:type="line" svg:x1="7.303cm" svg:y1="5.877cm" svg:x2="8.7cm" svg:y2="7.4cm" draw:start-shape="id6" draw:start-glue-point="1" draw:end-shape="id5" svg:d="M7303 5877l1397 1523" svg:viewBox="0 0 1398 1524">
          <text:p/>
        </draw:connector>
        <draw:connector draw:style-name="gr8" draw:text-style-name="P8" draw:layer="layout" draw:type="line" svg:x1="7.2cm" svg:y1="6.877cm" svg:x2="8.7cm" svg:y2="7.4cm" draw:start-shape="id7" draw:start-glue-point="1" draw:end-shape="id5" draw:end-glue-point="4" svg:d="M7200 6877l1500 523" svg:viewBox="0 0 1501 524">
          <text:p/>
        </draw:connector>
        <draw:connector draw:style-name="gr8" draw:text-style-name="P8" draw:layer="layout" draw:type="line" svg:x1="5.491cm" svg:y1="6.877cm" svg:x2="4cm" svg:y2="7.5cm" draw:start-shape="id7" draw:start-glue-point="3" draw:end-shape="id3" svg:d="M5491 6877l-1491 623" svg:viewBox="0 0 1492 624">
          <text:p/>
        </draw:connector>
        <draw:connector draw:style-name="gr8" draw:text-style-name="P8" draw:layer="layout" draw:type="line" svg:x1="5.491cm" svg:y1="6.877cm" svg:x2="4.607cm" svg:y2="4.207cm" draw:start-shape="id7" draw:start-glue-point="3" draw:end-shape="id2" draw:end-glue-point="9" svg:d="M5491 6877l-884-2670" svg:viewBox="0 0 885 2671">
          <text:p/>
        </draw:connector>
        <draw:connector draw:style-name="gr8" draw:text-style-name="P8" draw:layer="layout" draw:type="line" svg:x1="7.2cm" svg:y1="6.877cm" svg:x2="7.893cm" svg:y2="4.207cm" draw:start-shape="id7" draw:start-glue-point="1" draw:end-shape="id4" draw:end-glue-point="7" svg:d="M7200 6877l693-2670" svg:viewBox="0 0 694 2671">
          <text:p/>
        </draw:connector>
        <draw:frame draw:style-name="gr7" draw:text-style-name="P10" xml:id="id8" draw:id="id8" draw:layer="layout" svg:width="1.903cm" svg:height="0.646cm" svg:x="10.2cm" svg:y="5.613cm">
          <draw:text-box>
            <text:p text:style-name="P9">miR6878</text:p>
          </draw:text-box>
        </draw:frame>
        <draw:connector draw:style-name="gr8" draw:text-style-name="P8" draw:layer="layout" draw:type="line" svg:x1="10.2cm" svg:y1="5.936cm" svg:x2="9.307cm" svg:y2="4.207cm" draw:start-shape="id8" draw:start-glue-point="3" draw:end-shape="id4" draw:end-glue-point="9" svg:d="M10200 5936l-893-1729" svg:viewBox="0 0 894 1730">
          <text:p/>
        </draw:connector>
        <draw:connector draw:style-name="gr8" draw:text-style-name="P8" draw:layer="layout" draw:type="line" svg:x1="10.2cm" svg:y1="5.936cm" svg:x2="8.7cm" svg:y2="7.4cm" draw:start-shape="id8" draw:start-glue-point="3" draw:end-shape="id5" svg:d="M10200 5936l-1500 1464" svg:viewBox="0 0 1501 1465">
          <text:p/>
        </draw:connector>
        <draw:connector draw:style-name="gr8" draw:text-style-name="P8" draw:layer="layout" draw:type="line" svg:x1="12.103cm" svg:y1="5.936cm" svg:x2="12.693cm" svg:y2="4.207cm" draw:start-shape="id8" draw:start-glue-point="1" draw:end-shape="id9" draw:end-glue-point="7" svg:d="M12103 5936l590-1729" svg:viewBox="0 0 591 1730">
          <text:p/>
        </draw:connector>
        <draw:connector draw:style-name="gr8" draw:text-style-name="P8" draw:layer="layout" draw:type="line" svg:x1="12.103cm" svg:y1="5.936cm" svg:x2="13.4cm" svg:y2="7.5cm" draw:start-shape="id8" draw:start-glue-point="1" draw:end-shape="id10" draw:end-glue-point="4" svg:d="M12103 5936l1297 1564" svg:viewBox="0 0 1298 1565">
          <text:p/>
        </draw:connector>
        <draw:frame draw:style-name="gr9" draw:text-style-name="P12" draw:layer="layout" svg:width="1.9cm" svg:height="1.433cm" svg:x="7.7cm" svg:y="3.167cm">
          <draw:text-box>
            <text:p text:style-name="P11"><text:span text:style-name="T2">MYORG</text:span></text:p>
          </draw:text-box>
        </draw:frame>
        <draw:frame draw:style-name="gr9" draw:text-style-name="P12" draw:layer="layout" svg:width="1.9cm" svg:height="1.433cm" svg:x="7.9cm" svg:y="8.067cm">
          <draw:text-box>
            <text:p text:style-name="P11"><text:span text:style-name="T2">JAM2</text:span></text:p>
          </draw:text-box>
        </draw:frame>
        <draw:frame draw:style-name="gr9" draw:text-style-name="P12" draw:layer="layout" svg:width="1.9cm" svg:height="1.433cm" svg:x="3cm" svg:y="3.1cm">
          <draw:text-box>
            <text:p text:style-name="P11"><text:span text:style-name="T2">PDGFB</text:span></text:p>
          </draw:text-box>
        </draw:frame>
        <draw:frame draw:style-name="gr9" draw:text-style-name="P12" draw:layer="layout" svg:width="2.4cm" svg:height="1.433cm" svg:x="3cm" svg:y="8.167cm">
          <draw:text-box>
            <text:p text:style-name="P11"><text:span text:style-name="T2">PDGFRB</text:span></text:p>
          </draw:text-box>
        </draw:frame>
        <draw:frame draw:style-name="gr9" draw:text-style-name="P12" draw:layer="layout" svg:width="2.1cm" svg:height="1.433cm" svg:x="12.4cm" svg:y="3.2cm">
          <draw:text-box>
            <text:p text:style-name="P11"><text:span text:style-name="T2">SLC20A2</text:span></text:p>
          </draw:text-box>
        </draw:frame>
        <draw:frame draw:style-name="gr9" draw:text-style-name="P12" draw:layer="layout" svg:width="1.9cm" svg:height="1.433cm" svg:x="12.7cm" svg:y="8.167cm">
          <draw:text-box>
            <text:p text:style-name="P11"><text:span text:style-name="T2">XPR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9T18:16:47.702888296</meta:creation-date>
    <meta:editing-duration>PT9M9S</meta:editing-duration>
    <meta:editing-cycles>2</meta:editing-cycles>
    <meta:generator>LibreOffice/6.0.7.3$Linux_X86_64 LibreOffice_project/00m0$Build-3</meta:generator>
    <dc:date>2019-11-29T18:25:41.382571348</dc:date>
    <meta:document-statistic meta:object-count="32"/>
  </office:meta>
</office:document-meta>
</file>